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130ea1"/>
    </style:style>
    <style:style style:name="P2" style:family="paragraph" style:parent-style-name="Standard">
      <style:paragraph-properties fo:margin-top="0in" fo:margin-bottom="0in" loext:contextual-spacing="true" fo:line-height="100%" style:writing-mode="page"/>
      <style:text-properties officeooo:paragraph-rsid="00667b83"/>
    </style:style>
    <style:style style:name="P3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042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a263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67b8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1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93d4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64fb5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4f2d90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officeooo:paragraph-rsid="003b6bff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3b6bff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3839fd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0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italic" officeooo:paragraph-rsid="00432f1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1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italic" officeooo:paragraph-rsid="004e4b2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2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italic" officeooo:paragraph-rsid="005bfa79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042dd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3a263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38731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332ddf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officeooo:paragraph-rsid="00667b83"/>
    </style:style>
    <style:style style:name="P38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130ea1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officeooo:rsid="00332ddf"/>
    </style:style>
    <style:style style:name="T6" style:family="text">
      <style:text-properties style:font-name="Consolas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7" style:family="text">
      <style:text-properties style:font-name="Consolas" officeooo:rsid="00479af1"/>
    </style:style>
    <style:style style:name="T8" style:family="text">
      <style:text-properties style:font-name="Consolas" officeooo:rsid="003b6bff"/>
    </style:style>
    <style:style style:name="T9" style:family="text">
      <style:text-properties style:font-name="Consolas" fo:font-weight="normal" officeooo:rsid="00479af1" style:font-weight-asian="normal" style:font-weight-complex="normal"/>
    </style:style>
    <style:style style:name="T10" style:family="text">
      <style:text-properties style:font-name="Consolas" fo:font-weight="normal" officeooo:rsid="003b6bff" style:font-weight-asian="normal" style:font-weight-complex="normal"/>
    </style:style>
    <style:style style:name="T11" style:family="text">
      <style:text-properties officeooo:rsid="0037b394"/>
    </style:style>
    <style:style style:name="T12" style:family="text">
      <style:text-properties officeooo:rsid="003b6bff"/>
    </style:style>
    <style:style style:name="T13" style:family="text">
      <style:text-properties officeooo:rsid="003e4fd4"/>
    </style:style>
    <style:style style:name="T14" style:family="text">
      <style:text-properties officeooo:rsid="003f9add"/>
    </style:style>
    <style:style style:name="T15" style:family="text">
      <style:text-properties officeooo:rsid="0044b069"/>
    </style:style>
    <style:style style:name="T16" style:family="text">
      <style:text-properties officeooo:rsid="00468dc6"/>
    </style:style>
    <style:style style:name="T17" style:family="text">
      <style:text-properties officeooo:rsid="004cf66b"/>
    </style:style>
    <style:style style:name="T18" style:family="text">
      <style:text-properties officeooo:rsid="0050e1f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5d37a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5faa3b"/>
    </style:style>
    <style:style style:name="T23" style:family="text">
      <style:text-properties officeooo:rsid="00479af1"/>
    </style:style>
    <style:style style:name="T24" style:family="text">
      <style:text-properties fo:font-weight="normal" officeooo:rsid="00479af1" style:font-weight-asian="normal" style:font-weight-complex="normal"/>
    </style:style>
    <style:style style:name="T25" style:family="text">
      <style:text-properties fo:font-weight="normal" officeooo:rsid="003b6bff" style:font-weight-asian="normal" style:font-weight-complex="normal"/>
    </style:style>
    <style:style style:name="T26" style:family="text">
      <style:text-properties style:font-name="Courier New"/>
    </style:style>
    <style:style style:name="T27" style:family="text">
      <style:text-properties style:font-name="Courier New" officeooo:rsid="00479af1"/>
    </style:style>
    <style:style style:name="T28" style:family="text">
      <style:text-properties style:font-name="Courier New" fo:font-weight="normal" officeooo:rsid="00479af1" style:font-weight-asian="normal" style:font-weight-complex="normal"/>
    </style:style>
    <style:style style:name="T29" style:family="text">
      <style:text-properties style:font-name="Courier New" fo:font-weight="normal" officeooo:rsid="003b6bff" style:font-weight-asian="normal" style:font-weight-complex="normal"/>
    </style:style>
    <style:style style:name="T30" style:family="text">
      <style:text-properties style:font-name="Courier New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31" style:family="text">
      <style:text-properties style:font-name="Courier New" fo:font-size="10pt" style:font-size-asian="10pt" style:font-size-complex="10pt"/>
    </style:style>
    <style:style style:name="T32" style:family="text">
      <style:text-properties style:font-name="Courier New" fo:font-size="10pt" officeooo:rsid="00479af1" style:font-size-asian="10pt" style:font-size-complex="10pt"/>
    </style:style>
    <style:style style:name="T33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34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35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6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7" style:family="text"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JavaScript cheatshe</text:span><text:span text:style-name="T4">e</text:span><text:span text:style-name="T2">t</text:span><text:span text:style-name="T3"> – </text:span><text:a xlink:type="simple" xlink:href="https://github.com/Serrin/Celestra/" text:style-name="Internet_20_link" text:visited-style-name="Visited_20_Internet_20_Link"><text:span text:style-name="T1">https://github.com/Serrin/Celestra/</text:span></text:a></text:p>
      <text:p text:style-name="P1"><text:span text:style-name="T1"/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3"><text:s/>Web </text:span>Storage <text:span text:style-name="T16">api</text:span></text:p>
          </table:table-cell>
          <table:table-cell table:style-name="Táblázat1.A1" office:value-type="string">
            <text:h text:style-name="P38" text:outline-level="3"><text:span text:style-name="T17">element.</text:span>dataset &amp; data-* attributes</text:h>
          </table:table-cell>
          <table:table-cell table:style-name="Táblázat1.C1" office:value-type="string">
            <text:p text:style-name="P9">element.classList</text:p>
          </table:table-cell>
        </table:table-row>
        <table:table-row>
          <table:table-cell table:style-name="Táblázat1.A2" office:value-type="string">
            <text:p text:style-name="P16"/>
            <text:p text:style-name="P16">IE8 compatible.</text:p>
            <text:p text:style-name="P17"/>
            <text:p text:style-name="P7"><text:span text:style-name="T22">l</text:span>ocalStorage:</text:p>
            <text:p text:style-name="P17"><text:span text:style-name="T5">l</text:span>ocalStorage.length;</text:p>
            <text:p text:style-name="P17">localStorage.key(index);</text:p>
            <text:p text:style-name="P17">localStorage.getItem(key);</text:p>
            <text:p text:style-name="P17">localStorage.setItem(key, data);</text:p>
            <text:p text:style-name="P17">localStorage.removeItem(key);</text:p>
            <text:p text:style-name="P17">localStorage.clear();</text:p>
            <text:p text:style-name="P17"/>
            <text:p text:style-name="P3"><text:span text:style-name="Source_20_Text"><text:span text:style-name="T32">sessionStorage</text:span></text:span><text:span text:style-name="T31">:</text:span></text:p>
            <text:p text:style-name="P4">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<text:span text:style-name="T31">.length;</text:span></text:p>
            <text:p text:style-name="P4">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<text:span text:style-name="T31">.key(index);</text:span></text:p>
            <text:p text:style-name="P4">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<text:span text:style-name="T31">.getItem(key);</text:span></text:p>
            <text:p text:style-name="P4">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<text:span text:style-name="T31">.setItem(key, data);</text:span></text:p>
            <text:p text:style-name="P4">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<text:span text:style-name="T31">.removeItem(key);</text:span></text:p>
            <text:p text:style-name="P4">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<text:span text:style-name="T31">.clear();</text:span></text:p>
            <text:p text:style-name="P17"/>
            <text:p text:style-name="P8">hasItem:</text:p>
            <text:p text:style-name="P17">localStorage.getItem(key) !== null</text:p>
            <text:p text:style-name="P8"/>
            <text:p text:style-name="P8">setJSON:</text:p>
            <text:p text:style-name="P17">localStorage.setItem(key, JSON.stringify(object));</text:p>
            <text:p text:style-name="P8"/>
            <text:p text:style-name="P8">getJSON:</text:p>
            <text:p text:style-name="P18">JSON.parse(localStorage.getItem(key));</text:p>
          </table:table-cell>
          <table:table-cell table:style-name="Táblázat1.B2" office:value-type="string">
            <text:p text:style-name="P17"/>
            <text:p text:style-name="P17">- element data-* attributes</text:p>
            <text:p text:style-name="P17">- IE11 compatible</text:p>
            <text:p text:style-name="P17">- no <text:span text:style-name="T18">m</text:span>ethods</text:p>
            <text:p text:style-name="P17">- no <text:span text:style-name="T18">e</text:span>vents</text:p>
            <text:p text:style-name="P17"/>
            <text:p text:style-name="P15">camelcase:</text:p>
            <text:p text:style-name="P19">el<text:span text:style-name="T14">ement</text:span>.data-name</text:p>
            <text:p text:style-name="P20"><text:s text:c="2"/>-&gt; el<text:span text:style-name="T14">ement</text:span>.dataset.name</text:p>
            <text:p text:style-name="P20">el<text:span text:style-name="T14">ement</text:span>.data-first-second</text:p>
            <text:p text:style-name="P20"><text:s text:c="2"/>-&gt; el<text:span text:style-name="T14">ement</text:span>.dataset.firstSecond</text:p>
            <text:p text:style-name="P17"/>
            <text:p text:style-name="P8">set:</text:p>
            <text:p text:style-name="P17">element.dataset.<text:span text:style-name="T20">name</text:span> = "<text:span text:style-name="T11">value</text:span>";</text:p>
            <text:p text:style-name="P21">element.dataset["<text:span text:style-name="T20">name</text:span>"] = "<text:span text:style-name="T11">value</text:span>";</text:p>
            <text:p text:style-name="P21">element.setAttribute("data-<text:span text:style-name="T20">name</text:span>", "<text:span text:style-name="T11">value</text:span>");</text:p>
            <text:p text:style-name="P21">element<text:span text:style-name="T11">[</text:span>"data-<text:span text:style-name="T20">name</text:span>"<text:span text:style-name="T11">] =</text:span> "<text:span text:style-name="T11">value</text:span>";</text:p>
            <text:p text:style-name="P22"/>
            <text:p text:style-name="P8">get:</text:p>
            <text:p text:style-name="P21">element.dataset.<text:span text:style-name="T20">name</text:span>;</text:p>
            <text:p text:style-name="P21">element.dataset["<text:span text:style-name="T20">name</text:span>"];</text:p>
            <text:p text:style-name="P21">element.getAttribute("data-<text:span text:style-name="T20">name</text:span>");</text:p>
            <text:p text:style-name="P21">element<text:span text:style-name="T11">[</text:span>"data-<text:span text:style-name="T20">name</text:span>"<text:span text:style-name="T11">]</text:span>;</text:p>
            <text:p text:style-name="P17"/>
            <text:p text:style-name="P8">remove:</text:p>
            <text:p text:style-name="P21">element.removeAttribute("data-<text:span text:style-name="T20">name</text:span>");</text:p>
          </table:table-cell>
          <table:table-cell table:style-name="Táblázat1.C2" office:value-type="string">
            <text:p text:style-name="P10"/>
            <text:p text:style-name="P10">element.classList.add(String[,String]);</text:p>
            <text:p text:style-name="P28">IE10+11: yes (except the multiple arguments)</text:p>
            <text:p text:style-name="P29"/>
            <text:p text:style-name="P10">element.classList.remove(String[,String]);</text:p>
            <text:p text:style-name="P30">Removing a class that does not exist, does NOT throw an error.</text:p>
            <text:p text:style-name="P28">IE10+11: yes (except the multiple arguments)</text:p>
            <text:p text:style-name="P23"/>
            <text:p text:style-name="P11">element.classList.contains(String);</text:p>
            <text:p text:style-name="P33">IE10+11: yes</text:p>
            <text:p text:style-name="P34"/>
            <text:p text:style-name="P12">element.classList.toggle(String[,force]);</text:p>
            <text:p text:style-name="P31">- When only one argument is present: Toggle class value; <text:span text:style-name="T15">i</text:span>f class exists then remove it and return false, if not, then add it and return true.</text:p>
            <text:p text:style-name="P31">- When a second argument is present: If the second argument evaluates to true, add specified class value, and if it evaluates to false, remove it.</text:p>
            <text:p text:style-name="P28">IE10+11: yes (except the second argument)</text:p>
            <text:p text:style-name="P19"/>
            <text:p text:style-name="P24"><text:span text:style-name="T19">element.classList.item(Number); </text:span><text:span text:style-name="T21">IE10+11: yes</text:span></text:p>
            <text:p text:style-name="P25"/>
            <text:p text:style-name="P26"><text:span text:style-name="T19">element.classList.length; </text:span><text:span text:style-name="T21">IE10+11: yes</text:span></text:p>
            <text:p text:style-name="P35"/>
            <text:p text:style-name="P13">element.classList.replace(oldClass,newClass);</text:p>
            <text:p text:style-name="P32">IE10+11: <text:span text:style-name="T12">N</text:span>o <text:span text:style-name="T12">and the method isn't compatible with the Safari and mobile browsers too.</text:span></text:p>
            <text:p text:style-name="P36"/>
            <text:p text:style-name="P27">IE10+IE11 <text:span text:style-name="T12">d</text:span>on't have support for classList on SVG or MathML elements.</text:p>
            <text:p text:style-name="P17"/>
            <text:p text:style-name="P14">Remove all classes:</text:p>
            <text:p text:style-name="P2"><text:span text:style-name="Source_20_Text"><text:span text:style-name="T35">element.className = "";</text:span></text:span></text:p>
            <text:p text:style-name="P2"><text:span text:style-name="Source_20_Text"><text:span text:style-name="T35"/>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6402in" fo:margin-bottom="0.6398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2-18T12:29:31.327000000</dc:date>
    <meta:editing-duration>PT3H41M45S</meta:editing-duration>
    <meta:editing-cycles>67</meta:editing-cycles>
    <meta:generator>LibreOffice/6.0.0.3$Windows_X86_64 LibreOffice_project/64a0f66915f38c6217de274f0aa8e15618924765</meta:generator>
    <meta:document-statistic meta:table-count="1" meta:image-count="0" meta:object-count="0" meta:page-count="1" meta:paragraph-count="64" meta:word-count="204" meta:character-count="2069" meta:non-whitespace-character-count="1923"/>
  </office:meta>
</office:document-meta>
</file>